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9.9cm"/>
    </style:style>
    <style:style style:name="gr9" style:family="graphic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P3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4" style:family="paragraph">
      <style:text-properties fo:color="#006699" style:font-name="Segoe UI2" fo:font-size="28pt" style:font-name-asian="メイリオ" style:font-size-asian="28pt" style:font-size-complex="28pt"/>
    </style:style>
    <style:style style:name="P5" style:family="paragraph">
      <style:text-properties fo:color="#006699" style:font-name="Segoe UI2" fo:font-size="40pt" style:font-name-asian="メイリオ" style:font-size-asian="40pt" style:font-size-complex="40pt"/>
    </style:style>
    <style:style style:name="P6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7" style:family="paragraph">
      <style:text-properties fo:color="#006699" style:font-name="Segoe UI2" fo:font-size="36pt" fo:font-weight="bold" style:font-name-asian="メイリオ" style:font-size-asian="36pt" style:font-weight-asian="bold" style:font-size-complex="36pt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333333" style:font-name="Segoe UI2" fo:font-size="24pt" fo:font-weight="bold" style:font-name-asian="メイリオ" style:font-size-asian="24pt" style:font-weight-asian="bold" style:font-size-complex="24pt" style:font-weight-complex="bold"/>
    </style:style>
    <style:style style:name="P10" style:family="paragraph">
      <style:text-properties fo:color="#333333"/>
    </style:style>
    <style:style style:name="P11" style:family="paragraph">
      <style:text-properties fo:color="#333333" style:font-name="Segoe UI2" fo:font-size="36pt" fo:font-weight="bold" style:font-name-asian="メイリオ" style:font-size-asian="36pt" style:font-weight-asian="bold" style:font-size-complex="36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color="#333333" style:font-name="Segoe UI2" fo:font-size="32pt" fo:font-weight="bold" style:font-name-asian="メイリオ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color="#006699"/>
    </style:style>
    <style:style style:name="P16" style:family="paragraph">
      <style:paragraph-properties fo:text-align="center"/>
      <style:text-properties fo:color="#996600"/>
    </style:style>
    <style:style style:name="P17" style:family="paragraph">
      <style:text-properties style:font-size-asian="20pt"/>
    </style:style>
    <style:style style:name="T1" style:family="text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T2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3" style:family="text">
      <style:text-properties fo:color="#006699" style:font-name="Segoe UI2" fo:font-size="28pt" style:font-name-asian="メイリオ" style:font-size-asian="28pt" style:font-size-complex="28pt"/>
    </style:style>
    <style:style style:name="T4" style:family="text">
      <style:text-properties fo:color="#006699" style:font-name="Segoe UI2" fo:font-size="40pt" style:font-name-asian="メイリオ" style:font-size-asian="40pt" style:font-size-complex="40pt"/>
    </style:style>
    <style:style style:name="T5" style:family="text">
      <style:text-properties fo:color="#006699" style:font-name="Segoe UI2" fo:font-size="36pt" style:font-name-asian="メイリオ" style:font-size-asian="36pt" style:font-size-complex="36pt"/>
    </style:style>
    <style:style style:name="T6" style:family="text">
      <style:text-properties fo:color="#333333" style:font-name="Segoe UI2" fo:font-size="24pt" style:font-name-asian="メイリオ" style:font-size-asian="24pt" style:font-size-complex="24pt"/>
    </style:style>
    <style:style style:name="T7" style:family="text">
      <style:text-properties fo:color="#333333" style:font-name="Segoe UI2" fo:font-size="36pt" style:font-name-asian="メイリオ" style:font-size-asian="36pt" style:font-size-complex="36pt"/>
    </style:style>
    <style:style style:name="T8" style:family="text">
      <style:text-properties fo:color="#333333" style:font-name="Segoe UI2" fo:font-size="32pt" style:font-name-asian="メイリオ" style:font-size-asian="32pt" style:font-size-complex="32pt"/>
    </style:style>
    <style:style style:name="T9" style:family="text"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T10" style:family="text">
      <style:text-properties fo:color="#333333" style:font-name="Segoe UI2" fo:font-size="26pt" style:font-name-asian="メイリオ" style:font-size-asian="26pt" style:font-size-complex="26pt"/>
    </style:style>
    <style:style style:name="T11" style:family="text">
      <style:text-properties fo:color="#006699"/>
    </style:style>
    <style:style style:name="T12" style:family="text">
      <style:text-properties fo:color="#006699" fo:font-size="24pt" style:font-size-asian="24pt" style:font-size-complex="24pt"/>
    </style:style>
    <style:style style:name="T13" style:family="text">
      <style:text-properties fo:color="#006699" fo:font-size="32pt" style:font-size-asian="32pt" style:font-size-complex="32pt"/>
    </style:style>
    <style:style style:name="T14" style:family="text">
      <style:text-properties fo:color="#006699" fo:font-size="36pt" style:font-size-asian="36pt" style:font-size-complex="36pt"/>
    </style:style>
    <style:style style:name="T15" style:family="text">
      <style:text-properties fo:color="#996600"/>
    </style:style>
    <style:style style:name="T16" style:family="text">
      <style:text-properties fo:color="#996600" fo:font-size="24pt" style:font-size-asian="24pt" style:font-size-complex="24pt"/>
    </style:style>
    <style:style style:name="T17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32cm" svg:height="2.156cm" svg:x="8.347cm" svg:y="6.666cm">
          <draw:text-box>
            <text:p><text:span text:style-name="T1">プログラミング言語</text:span></text:p>
          </draw:text-box>
        </draw:frame>
        <draw:frame draw:style-name="gr2" draw:text-style-name="P3" draw:layer="layout" svg:width="4.964cm" svg:height="3.066cm" svg:x="3.317cm" svg:y="5.8cm">
          <draw:text-box>
            <text:p><text:span text:style-name="T2">Gura</text:span></text:p>
          </draw:text-box>
        </draw:frame>
        <draw:frame draw:style-name="gr3" draw:text-style-name="P4" draw:layer="layout" svg:width="1.488cm" svg:height="1.733cm" svg:x="19.879cm" svg:y="6.956cm">
          <draw:text-box>
            <text:p><text:span text:style-name="T3">の</text:span></text:p>
          </draw:text-box>
        </draw:frame>
        <draw:frame draw:style-name="gr2" draw:text-style-name="P5" draw:layer="layout" svg:width="3.321cm" svg:height="2.368cm" svg:x="21.079cm" svg:y="6.489cm">
          <draw:text-box>
            <text:p><text:span text:style-name="T4">紹介</text:span></text:p>
          </draw:text-box>
        </draw:frame>
        <draw:frame draw:style-name="gr2" draw:text-style-name="P6" draw:layer="layout" svg:width="8.765cm" svg:height="1.559cm" svg:x="9.635cm" svg:y="10.041cm">
          <draw:text-box>
            <text:p><text:span text:style-name="T3">www.gura-lang.org</text:span></text:p>
          </draw:text-box>
        </draw:frame>
        <draw:frame draw:style-name="gr2" draw:text-style-name="P7" draw:layer="layout" svg:width="7.339cm" svg:height="1.941cm" svg:x="10.261cm" svg:y="16.059cm">
          <draw:text-box>
            <text:p><text:span text:style-name="T5">Yutaka Sai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9"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frame draw:style-name="gr2" draw:text-style-name="P9" draw:layer="layout" svg:width="2.195cm" svg:height="1.521cm" svg:x="0.6cm" svg:y="5.8cm">
          <draw:text-box>
            <text:p text:style-name="P8"><text:span text:style-name="T6">名前</text:span></text:p>
          </draw:text-box>
        </draw:frame>
        <draw:frame draw:style-name="gr2" draw:text-style-name="P9" draw:layer="layout" svg:width="2.195cm" svg:height="1.521cm" svg:x="0.8cm" svg:y="14.423cm">
          <draw:text-box>
            <text:p text:style-name="P8"><text:span text:style-name="T6">現職</text:span></text:p>
          </draw:text-box>
        </draw:frame>
        <draw:frame draw:style-name="gr5" draw:text-style-name="P11" draw:layer="layout" svg:width="10.052cm" svg:height="2.156cm" svg:x="4.948cm" svg:y="5.6cm">
          <draw:text-box>
            <text:p text:style-name="P10"><text:span text:style-name="T7">斉藤 寛 </text:span><text:span text:style-name="T6">(</text:span><text:span text:style-name="T6">ゆたか</text:span><text:span text:style-name="T6">)</text:span></text:p>
          </draw:text-box>
        </draw:frame>
        <draw:frame draw:style-name="gr2" draw:text-style-name="P9" draw:layer="layout" svg:width="3.889cm" svg:height="1.521cm" svg:x="0.6cm" svg:y="8.759cm">
          <draw:text-box>
            <text:p text:style-name="P8"><text:span text:style-name="T6">開発経験</text:span></text:p>
          </draw:text-box>
        </draw:frame>
        <draw:frame draw:style-name="gr5" draw:text-style-name="P13" draw:layer="layout" svg:width="18.6cm" svg:height="1.965cm" svg:x="5cm" svg:y="8.826cm">
          <draw:text-box>
            <text:p text:style-name="P12"><text:span text:style-name="T8">組込ファームウェア </text:span><text:span text:style-name="T6">から</text:span><text:span text:style-name="T8"> </text:span><text:span text:style-name="T8">GUI </text:span><text:span text:style-name="T6">まで</text:span></text:p>
          </draw:text-box>
        </draw:frame>
        <draw:custom-shape draw:style-name="gr6" draw:text-style-name="P14" draw:layer="layout" svg:width="14cm" svg:height="2.6cm" svg:x="6.284cm" svg:y="16.381cm">
          <text:p text:style-name="P1"><text:span text:style-name="T9">Gura </text:span><text:span text:style-name="T9">の開発に専念するため</text:span></text:p>
          <draw:enhanced-geometry svg:viewBox="0 0 21600 21600" draw:text-areas="800 800 20800 20800" draw:type="round-rectangular-callout" draw:modifiers="2483.82258410114 -5946.0207612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9" draw:layer="layout" svg:width="5.242cm" svg:height="1.67cm" svg:x="20.581cm" svg:y="17.471cm">
          <draw:text-box>
            <text:p><text:span text:style-name="T6">としておく</text:span></text:p>
          </draw:text-box>
        </draw:frame>
        <draw:frame draw:style-name="gr2" draw:text-style-name="P9" draw:layer="layout" svg:width="2.195cm" svg:height="1.521cm" svg:x="0.853cm" svg:y="11.762cm">
          <draw:text-box>
            <text:p text:style-name="P8"><text:span text:style-name="T6">職歴</text:span></text:p>
          </draw:text-box>
        </draw:frame>
        <draw:frame draw:style-name="gr8" draw:text-style-name="P13" draw:layer="layout" svg:width="19.579cm" svg:height="1.944cm" svg:x="4.849cm" svg:y="11.6cm">
          <draw:text-box>
            <text:p text:style-name="P12"><text:span text:style-name="T8">電機</text:span><text:span text:style-name="T10">メーカ</text:span><text:span text:style-name="T8">・米半導体</text:span><text:span text:style-name="T10">メーカ</text:span><text:span text:style-name="T8">・ベンチャ</text:span></text:p>
          </draw:text-box>
        </draw:frame>
        <draw:frame draw:style-name="gr5" draw:text-style-name="P11" draw:layer="layout" svg:width="5.242cm" svg:height="2.156cm" svg:x="4.948cm" svg:y="14.225cm">
          <draw:text-box>
            <text:p><text:span text:style-name="T7">無職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9">
        <office:forms form:automatic-focus="false" form:apply-design-mode="false"/>
        <draw:custom-shape draw:style-name="gr9" draw:text-style-name="P15" draw:layer="レイアウト" svg:width="18cm" svg:height="2.8cm" svg:x="5cm" svg:y="16.4cm">
          <text:p text:style-name="P15"><text:span text:style-name="T11">課題 </text:span><text:span text:style-name="T12">と </text:span><text:span text:style-name="T11">将来の展望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レイアウト" svg:width="18cm" svg:height="2.8cm" svg:x="5cm" svg:y="12.6cm">
          <text:p text:style-name="P15"><text:span text:style-name="T13">Gura</text:span><text:span text:style-name="T11"> </text:span><text:span text:style-name="T12">が提供する </text:span><text:span text:style-name="T14">新しい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レイアウト" svg:width="18cm" svg:height="2.8cm" svg:x="5cm" svg:y="8.8cm">
          <text:p text:style-name="P15"><text:span text:style-name="T12">言語としての</text:span><text:span text:style-name="T11"> 当たり前の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レイアウト" svg:width="18cm" svg:height="2.8cm" svg:x="5cm" svg:y="5.2cm">
          <text:p text:style-name="P16"><text:span text:style-name="T15">なぜ </text:span><text:span text:style-name="T16">つくったのか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9"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3" draw:text-style-name="P10" draw:layer="layout" svg:width="19.717cm" svg:height="1.944cm" svg:x="3.8cm" svg:y="6.256cm">
          <draw:text-box>
            <text:p text:style-name="P10"><text:span text:style-name="T17">リスト内の数値をまとめて演算したい</text:span></text:p>
          </draw:text-box>
        </draw:frame>
        <draw:frame draw:style-name="gr3" draw:text-style-name="P10" draw:layer="layout" svg:width="7.254cm" svg:height="1.754cm" svg:x="3.8cm" svg:y="8.6cm">
          <draw:text-box>
            <text:p text:style-name="P10"><text:span text:style-name="T17">f(x) = x * x / 2</text:span></text:p>
          </draw:text-box>
        </draw:frame>
        <draw:frame draw:style-name="gr3" draw:text-style-name="P10" draw:layer="layout" svg:width="12.055cm" svg:height="1.754cm" svg:x="3.588cm" svg:y="10.981cm">
          <draw:text-box>
            <text:p text:style-name="P10"><text:span text:style-name="T17">x = [-3, -2, -1, 0, 1, 2, 3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9">
        <draw:frame presentation:style-name="pr2" draw:layer="layout" svg:width="25.199cm" svg:height="3.506cm" svg:x="1.4cm" svg:y="0.837cm" presentation:class="title">
          <draw:text-box>
            <text:p>つっこみ上等</text:p>
          </draw:text-box>
        </draw:frame>
        <draw:frame draw:style-name="gr3" draw:layer="layout" svg:width="23.616cm" svg:height="1.965cm" svg:x="2.384cm" svg:y="8.035cm">
          <draw:text-box>
            <text:p>ベクタ演算ができる言語はもうあるんじゃね?</text:p>
          </draw:text-box>
        </draw:frame>
        <draw:frame draw:style-name="gr3" draw:layer="layout" svg:width="11.805cm" svg:height="1.944cm" svg:x="7.595cm" svg:y="16.2cm">
          <draw:text-box>
            <text:p>しばしお待ちください</text:p>
          </draw:text-box>
        </draw:frame>
        <draw:frame draw:style-name="gr3" draw:layer="layout" svg:width="8.414cm" svg:height="1.944cm" svg:x="7.595cm" svg:y="13.8cm">
          <draw:text-box>
            <text:p>後で説明します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9">
        <draw:frame presentation:style-name="pr2" draw:layer="layout" svg:width="25.199cm" svg:height="3.506cm" svg:x="1.4cm" svg:y="0.837cm" presentation:class="title">
          <draw:text-box>
            <text:p>言語としての当たり前の機能</text:p>
          </draw:text-box>
        </draw:frame>
        <draw:frame draw:style-name="gr3" draw:layer="layout" svg:width="2.763cm" svg:height="1.944cm" svg:x="4.2cm" svg:y="8.6cm">
          <draw:text-box>
            <text:p>変数</text:p>
          </draw:text-box>
        </draw:frame>
        <draw:frame draw:style-name="gr11" draw:layer="layout" svg:width="2.763cm" svg:height="1.944cm" svg:x="8.237cm" svg:y="9.256cm">
          <draw:text-box>
            <text:p>関数</text:p>
          </draw:text-box>
        </draw:frame>
        <draw:frame draw:style-name="gr3" draw:layer="layout" svg:width="9.544cm" svg:height="1.944cm" svg:x="10.656cm" svg:y="12.056cm">
          <draw:text-box>
            <text:p>オブジェクト指向</text:p>
          </draw:text-box>
        </draw:frame>
        <draw:frame draw:style-name="gr11" draw:layer="layout" svg:width="3.893cm" svg:height="1.944cm" svg:x="4cm" svg:y="15.456cm">
          <draw:text-box>
            <text:p>リスト</text:p>
          </draw:text-box>
        </draw:frame>
        <draw:frame draw:style-name="gr11" draw:layer="layout" svg:width="6.154cm" svg:height="1.944cm" svg:x="10.307cm" svg:y="15.4cm">
          <draw:text-box>
            <text:p>イテレータ</text:p>
          </draw:text-box>
        </draw:frame>
        <draw:frame draw:style-name="gr11" draw:layer="layout" svg:width="2.763cm" svg:height="1.944cm" svg:x="16.837cm" svg:y="15.6cm">
          <draw:text-box>
            <text:p>辞書</text:p>
          </draw:text-box>
        </draw:frame>
        <draw:frame draw:style-name="gr3" draw:layer="layout" svg:width="7.284cm" svg:height="1.944cm" svg:x="2.93cm" svg:y="11.404cm">
          <draw:text-box>
            <text:p>変数スコープ</text:p>
          </draw:text-box>
        </draw:frame>
        <draw:frame draw:style-name="gr11" draw:layer="layout" svg:width="11.805cm" svg:height="1.944cm" svg:x="14.8cm" svg:y="9.056cm">
          <draw:text-box>
            <text:p>レキシカルクロージャ</text:p>
          </draw:text-box>
        </draw:frame>
        <draw:frame draw:style-name="gr11" draw:layer="layout" svg:width="5.023cm" svg:height="1.944cm" svg:x="14.4cm" svg:y="6.856cm">
          <draw:text-box>
            <text:p>制御構文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が提供する新しい機能</text:p>
          </draw:text-box>
        </draw:frame>
        <draw:frame draw:style-name="gr3" draw:layer="layout" svg:width="6.154cm" svg:height="1.944cm" svg:x="3.4cm" svg:y="13.2cm">
          <draw:text-box>
            <text:p>ブロック式</text:p>
          </draw:text-box>
        </draw:frame>
        <draw:frame draw:style-name="gr3" draw:layer="layout" svg:width="9.811cm" svg:height="1.965cm" svg:x="11.799cm" svg:y="13.4cm">
          <draw:text-box>
            <text:p>Rubyを原点に発展</text:p>
          </draw:text-box>
        </draw:frame>
        <draw:frame draw:style-name="gr3" draw:layer="layout" svg:width="9.544cm" svg:height="1.944cm" svg:x="3.6cm" svg:y="6.624cm">
          <draw:text-box>
            <text:p>暗黙的マッピング</text:p>
          </draw:text-box>
        </draw:frame>
        <draw:frame draw:style-name="gr3" draw:layer="layout" svg:width="9.544cm" svg:height="1.944cm" svg:x="3.6cm" svg:y="9.368cm">
          <draw:text-box>
            <text:p>メンバマッピング</text:p>
          </draw:text-box>
        </draw:frame>
        <draw:frame draw:style-name="gr3" draw:layer="layout" svg:width="18.587cm" svg:height="1.944cm" svg:x="3.347cm" svg:y="16.587cm">
          <draw:text-box>
            <text:p>データのやりとりをスムースにする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9">
        <draw:frame presentation:style-name="pr2" draw:layer="layout" svg:width="25.199cm" svg:height="3.506cm" svg:x="1.4cm" svg:y="0.837cm" presentation:class="title">
          <draw:text-box>
            <text:p>課題と将来の展望</text:p>
          </draw:text-box>
        </draw:frame>
        <draw:frame draw:style-name="gr3" draw:layer="layout" svg:width="9.544cm" svg:height="1.944cm" svg:x="4.201cm" svg:y="8.6cm">
          <draw:text-box>
            <text:p>ガーベジコレクタ</text:p>
          </draw:text-box>
        </draw:frame>
        <draw:frame draw:style-name="gr3" draw:layer="layout" svg:width="5.023cm" svg:height="1.944cm" svg:x="4cm" svg:y="10.656cm">
          <draw:text-box>
            <text:p>中間言語</text:p>
          </draw:text-box>
        </draw:frame>
        <draw:frame draw:style-name="gr3" draw:layer="layout" svg:width="2.763cm" svg:height="1.944cm" svg:x="1.8cm" svg:y="5.4cm">
          <draw:text-box>
            <text:p>課題</text:p>
          </draw:text-box>
        </draw:frame>
        <draw:frame draw:style-name="gr3" draw:layer="layout" svg:width="6.154cm" svg:height="1.944cm" svg:x="1.8cm" svg:y="13.856cm">
          <draw:text-box>
            <text:p>将来の展望</text:p>
          </draw:text-box>
        </draw:frame>
        <draw:frame draw:style-name="gr3" draw:layer="layout" svg:width="17.457cm" svg:height="1.944cm" svg:x="3.977cm" svg:y="16.656cm">
          <draw:text-box>
            <text:p>並列コンピューティングへの応用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4T10:54:24.995000000</dc:date>
    <meta:editing-duration>PT1H41M17S</meta:editing-duration>
    <meta:editing-cycles>21</meta:editing-cycles>
    <meta:generator>LibreOffice/4.2.5.2$Windows_x86 LibreOffice_project/6ff819b65674ae6c83f3cbab9e4a4c2b292a7a94</meta:generator>
    <dc:creator>Yutaka Saito</dc:creator>
    <meta:document-statistic meta:object-count="91"/>
  </office:meta>
</office:document-meta>
</file>